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049cfc" style:font-size-asian="18pt" style:font-size-complex="18pt"/>
    </style:style>
    <style:style style:name="P2" style:family="paragraph" style:parent-style-name="Standard">
      <style:text-properties fo:color="#780373" loext:opacity="100%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49cfc" style:font-size-asian="14pt" style:font-size-complex="14pt"/>
    </style:style>
    <style:style style:name="P5" style:family="paragraph" style:parent-style-name="Standard">
      <style:text-properties fo:color="#2a6099" loext:opacity="100%" fo:font-size="14pt" officeooo:paragraph-rsid="00049cfc" style:font-size-asian="14pt" style:font-size-complex="14pt"/>
    </style:style>
    <style:style style:name="P6" style:family="paragraph" style:parent-style-name="Standard">
      <style:text-properties fo:color="#2a6099" loext:opacity="100%" fo:font-size="14pt" officeooo:paragraph-rsid="0004c52f" style:font-size-asian="14pt" style:font-size-complex="14pt"/>
    </style:style>
    <style:style style:name="P7" style:family="paragraph" style:parent-style-name="Standard">
      <style:text-properties fo:color="#2a6099" loext:opacity="100%" fo:font-size="14pt" fo:font-weight="bold" officeooo:paragraph-rsid="0004c52f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2a6099" loext:opacity="100%" fo:font-size="14pt" fo:font-weight="bold" officeooo:paragraph-rsid="00049cfc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2a6099" loext:opacity="100%" fo:font-size="14pt" fo:font-weight="bold" officeooo:paragraph-rsid="0006b8da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>
        <style:tab-stops>
          <style:tab-stop style:position="9.022cm"/>
        </style:tab-stops>
      </style:paragraph-properties>
      <style:text-properties fo:color="#2a6099" loext:opacity="100%" fo:font-size="14pt" officeooo:paragraph-rsid="000c4d14" style:font-size-asian="14pt" style:font-size-complex="14pt"/>
    </style:style>
    <style:style style:name="P12" style:family="paragraph" style:parent-style-name="Standard">
      <style:text-properties fo:font-size="14pt" officeooo:paragraph-rsid="00049cfc" style:font-size-asian="14pt" style:font-size-complex="14pt"/>
    </style:style>
    <style:style style:name="P13" style:family="paragraph" style:parent-style-name="Standard">
      <style:text-properties fo:font-size="14pt" officeooo:paragraph-rsid="000dde5e" style:font-size-asian="14pt" style:font-size-complex="14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04c52f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ultas Xpath:</text:p>
      <text:p text:style-name="P1"><text:s text:c="8"/></text:p>
      <text:p text:style-name="P4">a. Escribe la ruta de acceso al elemento &lt;nombre&gt;. Usando referencia absoluta y relativas.</text:p>
      <text:p text:style-name="P10"><text:s text:c="4"/>//nombre/text()</text:p>
      <text:p text:style-name="P10"><text:s text:c="4"/>/<text:span text:style-name="T3">e</text:span>dificio/vivienda/vecinos/nombre/text()</text:p>
      <text:p text:style-name="Standard"/>
      <text:p text:style-name="P3">b. Escribe la ruta de acceso que seleccione las viviendas que hay en el piso 1. Usando referencia absoluta y relativas.</text:p>
      <text:p text:style-name="P3"><text:s text:c="2"/><text:span text:style-name="T2"><text:s text:c="2"/>/edificio/vivienda[piso=1]</text:span></text:p>
      <text:p text:style-name="P9"><text:s text:c="4"/>//vivienda[piso=1] <text:s text:c="3"/></text:p>
      <text:p text:style-name="P9"/>
      <text:p text:style-name="P4">c. Escribe el nombre de los vecinos que viven en el Piso 1 y Puerta A.</text:p>
      <text:p text:style-name="P4"><text:s text:c="3"/><text:span text:style-name="T2"><text:s/>/edificio/vivienda[piso=1 and puerta="A"]/vecinos/nombre/text()</text:span></text:p>
      <text:p text:style-name="P8"><text:s text:c="4"/>//vivienda[piso=1 and puerta="A"]//nombre/text()</text:p>
      <text:p text:style-name="P5"><text:s text:c="8"/></text:p>
      <text:p text:style-name="P4">d. Escribe en qué piso vive Jaime</text:p>
      <text:p text:style-name="P5"><text:s text:c="4"/><text:span text:style-name="T4">/edificio/vivienda[vecinos/nombre="Jaime"]/piso/node() <text:s text:c="3"/></text:span></text:p>
      <text:p text:style-name="P8"/>
      <text:p text:style-name="P4">e. Nombre de los vecinos de la primera vivienda</text:p>
      <text:p text:style-name="P7"><text:s text:c="4"/>/edificio/vivienda[piso=1]/vecinos/nombre/text() <text:s text:c="6"/></text:p>
      <text:p text:style-name="P7"><text:s text:c="4"/>//vivienda[piso=1]//nombre/text()</text:p>
      <text:p text:style-name="P6"><text:s/></text:p>
      <text:p text:style-name="P4">f. Primer nombre de la primera vivienda</text:p>
      <text:p text:style-name="P8"><text:s text:c="4"/>//vivienda[1]//nombre[1]/text()</text:p>
      <text:p text:style-name="P8"><text:s text:c="4"/>/edificio/vivienda[1]/vecinos/nombre[1]/text()</text:p>
      <text:p text:style-name="P8"/>
      <text:p text:style-name="P4">g. Listar el nombre de los vecinos que comienza su nombre por la letra J</text:p>
      <text:p text:style-name="P11"><text:s text:c="2"/><text:span text:style-name="T4"><text:s text:c="2"/>//nombre[starts-with(text(),'J')] <text:s text:c="3"/></text:span></text:p>
      <text:p text:style-name="P11"><text:span text:style-name="T4"><text:s text:c="4"/>edificio/vivienda/vecinos/nombre[starts-with(text(),'J')] <text:s text:c="3"/></text:span><text:s/></text:p>
      <text:p text:style-name="P11"/>
      <text:p text:style-name="P4">h. Listar el nombre de los vecinos, cuyo nombre está formado por más de 5 caracteres.</text:p>
      <text:p text:style-name="P4"><text:s text:c="3"/><text:span text:style-name="T2">//nombre[string-length(text())&gt;5] </text:span></text:p>
      <text:p text:style-name="P13"><text:s text:c="4"/><text:span text:style-name="T2">edificio/vivienda/vecinos/nombre[string-length(text())&gt;5] </text:span></text:p>
      <text:p text:style-name="P4"/>
      <text:p text:style-name="P4"><text:s/></text:p>
      <text:p text:style-name="P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5-25T20:24:40.839000000</dc:date>
    <meta:editing-duration>PT4H51M59S</meta:editing-duration>
    <meta:editing-cycles>6</meta:editing-cycles>
    <meta:document-statistic meta:table-count="0" meta:image-count="0" meta:object-count="0" meta:page-count="1" meta:paragraph-count="29" meta:word-count="126" meta:character-count="1277" meta:non-whitespace-character-count="1071"/>
  </office:meta>
</office:document-meta>
</file>